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4.277cm" fo:min-width="0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margin-left="0cm" fo:margin-right="0cm" fo:margin-top="0cm" fo:margin-bottom="0.497cm" fo:text-indent="0cm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REACT, REDUX and the other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workshop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0: Balíčkovač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ARN || NPM</text:p>
              </text:list-item>
              <text:list-item>
                <text:p>package.json</text:p>
                <text:list>
                  <text:list-item>
                    <text:p>https://www.vzhurudolu.cz/prirucka/package-json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1: Jazy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JavaScript: ES5 → ES6 → ES7</text:p>
              </text:list-item>
              <text:list-item>
                <text:p>Typescript</text:p>
              </text:list-item>
              <text:list-item>
                <text:p>(NodeJS)</text:p>
              </text:list-item>
              <text:list-item>
                <text:p><text:span text:style-name="T1">JSX, </text:span>TSX</text:p>
              </text:list-item>
              <text:list-item>
                <text:p>jslint, tslint</text:p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S5</text:p>
          </draw:text-box>
        </draw:frame>
        <draw:frame presentation:style-name="pr4" draw:layer="layout" svg:width="29.832cm" svg:height="14.224cm" svg:x="1.66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ar foo = 1;</text:p>
              </text:list-item>
              <text:list-item>
                <text:p>var bar = { me: “is”, object: “yay” };</text:p>
              </text:list-item>
              <text:list-item>
                <text:p>var arr = [1,2,3,4,5,6,7,8]</text:p>
                <text:p/>
              </text:list-item>
              <text:list-item>
                <text:p>class GrownUpClass {</text:p>
                <text:list>
                  <text:list-header>
                    <text:p>bitch() {</text:p>
                    <text:list>
                      <text:list-header>
                        <text:p>…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function bar(foo) {</text:p>
                <text:list>
                  <text:list-header>
                    <text:p>return foo;</text:p>
                  </text:list-header>
                </text:list>
                <text:p>}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S6</text:p>
          </draw:text-box>
        </draw:frame>
        <draw:frame presentation:style-name="pr4" draw:layer="layout" svg:width="29.832cm" svg:height="14.224cm" svg:x="1.664cm" svg:y="4.06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 foo = 1;</text:p>
              </text:list-item>
              <text:list-item>
                <text:p>const bar = { me: “is”, object: “yay” };</text:p>
              </text:list-item>
              <text:list-item>
                <text:p>const arr = [1,2,3,4,5,6,7,8];</text:p>
              </text:list-item>
              <text:list-item>
                <text:p>class GrownUpClass {</text:p>
                <text:list>
                  <text:list-header>
                    <text:p>bitch() {</text:p>
                    <text:list>
                      <text:list-header>
                        <text:p>…</text:p>
                      </text:list-header>
                    </text:list>
                    <text:p>}</text:p>
                  </text:list-header>
                </text:list>
                <text:p>}</text:p>
              </text:list-item>
              <text:list-item>
                <text:p>bar = foo =&gt; foo</text:p>
                <text:p/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ypescript</text:p>
          </draw:text-box>
        </draw:frame>
        <draw:frame presentation:style-name="pr4" draw:layer="layout" svg:width="29.832cm" svg:height="13.97cm" svg:x="1.664cm" svg:y="4.31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 foo:number = 1</text:p>
                <text:p/>
              </text:list-item>
              <text:list-item>
                <text:p>const bar:ProudObject = { me: “is”, object: “yay” }</text:p>
                <text:p>type ProudObject = {</text:p>
                <text:list>
                  <text:list-header>
                    <text:p>me: string</text:p>
                    <text:p>object?: string</text:p>
                  </text:list-header>
                </text:list>
                <text:p>}</text:p>
                <text:p/>
              </text:list-item>
              <text:list-item>
                <text:p>const arr:Number[] = [1,2,3,4,5,6,7,8]</text:p>
                <text:p/>
              </text:list-item>
              <text:list-item>
                <text:p>class GrownUpClass {</text:p>
                <text:list>
                  <text:list-header>
                    <text:p>bitch(foo: string) {</text:p>
                    <text:list>
                      <text:list-header>
                        <text:p>return foo</text:p>
                      </text:list-header>
                    </text:list>
                    <text:p>}</text:p>
                  </text:list-header>
                </text:list>
                <text:p>}</text:p>
                <text:p/>
              </text:list-item>
              <text:list-item>
                <text:p>bar = foo =&gt; foo</text:p>
                <text:p/>
              </text:list-item>
              <text:list-item>
                <text:p>https://www.typescriptlang.org/docs/handbook/</text:p>
                <text:p/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JSX/TSX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t header = &lt;h1&gt;Hello world&lt;/h1&gt;</text:p>
                <text:p>function render() {</text:p>
                <text:list>
                  <text:list-header>
                    <text:p>return (</text:p>
                    <text:list>
                      <text:list-header>
                        <text:p>&lt;div&gt;</text:p>
                        <text:list>
                          <text:list-header>
                            <text:p>{header}</text:p>
                          </text:list-header>
                        </text:list>
                        <text:p>&lt;/div&gt;</text:p>
                      </text:list-header>
                    </text:list>
                    <text:p>)</text:p>
                  </text:list-header>
                </text:list>
                <text:p>}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2: Webpac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src → bundle.js</text:p>
              </text:list-item>
              <text:list-item>
                <text:p>Babel, minifikace, další pluginy</text:p>
              </text:list-item>
              <text:list-item>
                <text:p>Loaders</text:p>
              </text:list-item>
              <text:list-item>
                <text:p>Konfigurace <text:s/>:-/</text:p>
              </text:list-item>
              <text:list-item>
                <text:p>Code splitting, tree shaking a další optimalizace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3: Komponenta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řída</text:p>
              </text:list-item>
              <text:list-item>
                <text:p>Životní cyklus</text:p>
              </text:list-item>
              <text:list-item>
                <text:p text:style-name="P3">render()</text:p>
              </text:list-item>
              <text:list-item>
                <text:p>Props, State</text:p>
              </text:list-item>
              <text:list-item>
                <text:p>Smart/Dumb</text:p>
                <text:list>
                  <text:list-item>
                    <text:p>Container/Presentional, Stateful/Stateless</text:p>
                  </text:list-item>
                  <text:list-item>
                    <text:p>https://jaketrent.com/post/smart-dumb-components-react/</text:p>
                  </text:list-item>
                  <text:list-item>
                    <text:p><text:a xlink:href="https://medium.com/@dan_abramov/smart-and-dumb-components-7ca2f9a7c7d0" xlink:type="simple">https://medium.com/@dan_abramov/smart-and-dumb-components-7ca2f9a7c7d0</text:a></text:p>
                  </text:list-item>
                </text:list>
              </text:list-item>
              <text:list-item>
                <text:p>Funkce</text:p>
                <text:p/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4" draw:layer="layout" svg:width="29.972cm" svg:height="34.477cm" svg:x="1.27cm" svg:y="-6.604cm">
          <draw:text-box>
            <text:p><text:span text:style-name="T2">import * as React from "react"</text:span></text:p>
            <text:p><text:span text:style-name="T2"/></text:p>
            <text:p><text:span text:style-name="T2">interface Props {</text:span></text:p>
            <text:p><text:span text:style-name="T2"><text:s text:c="4"/></text:span><text:span text:style-name="T2">delenec: number</text:span></text:p>
            <text:p><text:span text:style-name="T2"><text:s text:c="4"/></text:span><text:span text:style-name="T2">delitel: number</text:span></text:p>
            <text:p><text:span text:style-name="T2">}</text:span></text:p>
            <text:p><text:span text:style-name="T2"/></text:p>
            <text:p><text:span text:style-name="T2">interface State {</text:span></text:p>
            <text:p><text:span text:style-name="T2"><text:s text:c="4"/></text:span><text:span text:style-name="T2">vysledek: number</text:span></text:p>
            <text:p><text:span text:style-name="T2"><text:s text:c="4"/></text:span><text:span text:style-name="T2">nejde: boolean</text:span></text:p>
            <text:p><text:span text:style-name="T2">}</text:span></text:p>
            <text:p><text:span text:style-name="T2"/></text:p>
            <text:p><text:span text:style-name="T2">class Delic extends React.PureComponent&lt;Props,State&gt; {</text:span></text:p>
            <text:p><text:span text:style-name="T2"/></text:p>
            <text:p><text:span text:style-name="T2"><text:s text:c="4"/></text:span><text:span text:style-name="T2">constructor(props) {</text:span></text:p>
            <text:p><text:span text:style-name="T2"><text:s text:c="8"/></text:span><text:span text:style-name="T2">super(props)</text:span></text:p>
            <text:p><text:span text:style-name="T2"/></text:p>
            <text:p><text:span text:style-name="T2"><text:s text:c="8"/></text:span><text:span text:style-name="T2">const {delenec, delitel} = props</text:span></text:p>
            <text:p><text:span text:style-name="T2"><text:s text:c="8"/></text:span><text:span text:style-name="T2">const vysledek = delenec / delitel</text:span></text:p>
            <text:p><text:span text:style-name="T2"><text:s text:c="8"/></text:span><text:span text:style-name="T2">this.state = {</text:span></text:p>
            <text:p><text:span text:style-name="T2"><text:s text:c="12"/></text:span><text:span text:style-name="T2">vysledek,</text:span></text:p>
            <text:p><text:span text:style-name="T2"><text:s text:c="12"/></text:span><text:span text:style-name="T2">nejde: delitel === 0,</text:span></text:p>
            <text:p><text:span text:style-name="T2"><text:s text:c="8"/></text:span><text:span text:style-name="T2">}</text:span></text:p>
            <text:p><text:span text:style-name="T2"><text:s text:c="4"/></text:span><text:span text:style-name="T2">}</text:span></text:p>
            <text:p><text:span text:style-name="T2"><text:s text:c="4"/></text:span></text:p>
            <text:p><text:span text:style-name="T2"><text:s text:c="4"/></text:span><text:span text:style-name="T2">render() {</text:span></text:p>
            <text:p><text:span text:style-name="T2"><text:s text:c="8"/></text:span><text:span text:style-name="T2">const { vysledek, nejde } = this.state</text:span></text:p>
            <text:p><text:span text:style-name="T2"><text:s text:c="8"/></text:span><text:span text:style-name="T2">if(nejde) {</text:span></text:p>
            <text:p><text:span text:style-name="T2"><text:s text:c="12"/></text:span><text:span text:style-name="T2">return &lt;span&gt;Co mi to děláš?&lt;/span&gt;</text:span></text:p>
            <text:p><text:span text:style-name="T2"><text:s text:c="8"/></text:span><text:span text:style-name="T2">}</text:span></text:p>
            <text:p><text:span text:style-name="T2"><text:s text:c="8"/></text:span><text:span text:style-name="T2">return &lt;span&gt;Som podelil a vyslo mi <text:s/>{vysledek}&lt;/span&gt; </text:span><text:span text:style-name="T2"><text:tab/></text:span></text:p>
            <text:p><text:span text:style-name="T2"><text:s text:c="5"/></text:span><text:span text:style-name="T2">}</text:span></text:p>
            <text:p><text:span text:style-name="T2">}</text:span></text:p>
            <text:p><text:span text:style-name="T2"/></text:p>
            <text:p><text:span text:style-name="T2">export default Deli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ermezzo: Styly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aSS</text:p>
              </text:list-item>
              <text:list-item>
                <text:p>CSS-in-JS</text:p>
              </text:list-item>
              <text:list-item>
                <text:p text:style-name="P3">@reglendo/cxs</text:p>
              </text:list-item>
              <text:list-item>
                <text:p text:style-name="P3">@reglendo/mergado-ui-kit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4: State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okální stav komponenty</text:p>
              </text:list-item>
              <text:list-item>
                <text:p>this.setState()</text:p>
              </text:list-item>
              <text:list-item>
                <text:p>Předávání stavu :-(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5: Redux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lobální stav</text:p>
              </text:list-item>
              <text:list-item>
                <text:p>Reducers, Actions, Action Creators</text:p>
              </text:list-item>
              <text:list-item>
                <text:p>Redux DevTools</text:p>
              </text:list-item>
              <text:list-item>
                <text:p>Zdroje:</text:p>
                <text:list>
                  <text:list-item>
                    <text:p><text:a xlink:href="https://redux.js.org/introduction/threeprinciples" xlink:type="simple">https://redux.js.org/introduction/threeprinciples</text:a></text:p>
                  </text:list-item>
                  <text:list-item>
                    <text:p><text:a xlink:href="https://www.valentinog.com/blog/react-redux-tutorial-beginners/" xlink:type="simple">https://www.valentinog.com/blog/react-redux-tutorial-beginners/</text:a>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Kapitola 6: Axios</text:p>
          </draw:text-box>
        </draw:frame>
        <draw:frame presentation:style-name="pr4" draw:layer="layout" svg:width="29.832cm" svg:height="14.732cm" svg:x="1.664cm" svg:y="3.55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 requesty</text:p>
              </text:list-item>
              <text:list-item>
                <text:p>Promises</text:p>
              </text:list-item>
              <text:list-item>
                <text:p>Zdroje:</text:p>
                <text:list>
                  <text:list-item>
                    <text:p>https://github.com/axios/axios</text:p>
                    <text:p/>
                  </text:list-item>
                </text:list>
                <text:p/>
                <text:p/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7:54:29.902168536</meta:creation-date>
    <meta:editing-duration>PT12H26M1S</meta:editing-duration>
    <meta:editing-cycles>37</meta:editing-cycles>
    <meta:generator>LibreOffice/6.1.3.1$Linux_X86_64 LibreOffice_project/10$Build-1</meta:generator>
    <dc:title>Vivid</dc:title>
    <dc:date>2018-11-08T14:12:13.151092639</dc:date>
    <meta:document-statistic meta:object-count="95"/>
  </office:meta>
</office:document-meta>
</file>